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974cm"/>
    </style:style>
    <style:style style:name="Tabelle2.B" style:family="table-column">
      <style:table-column-properties style:column-width="6.456cm"/>
    </style:style>
    <style:style style:name="Tabelle2.C" style:family="table-column">
      <style:table-column-properties style:column-width="5.583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974cm"/>
    </style:style>
    <style:style style:name="Tabelle1.B" style:family="table-column">
      <style:table-column-properties style:column-width="6.456cm"/>
    </style:style>
    <style:style style:name="Tabelle1.C" style:family="table-column">
      <style:table-column-properties style:column-width="5.58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officeooo:paragraph-rsid="002b0443"/>
    </style:style>
    <style:style style:name="P2" style:family="paragraph" style:parent-style-name="Standard">
      <style:text-properties officeooo:paragraph-rsid="002f4e51"/>
    </style:style>
    <style:style style:name="P3" style:family="paragraph" style:parent-style-name="Standard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395837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4" style:family="paragraph" style:parent-style-name="Standard">
      <style:text-properties style:use-window-font-color="true" style:text-outline="false" style:text-line-through-style="none" style:font-name="Calibri" fo:font-size="11.5pt" fo:font-style="normal" fo:text-shadow="none" style:text-underline-style="none" fo:font-weight="normal" officeooo:rsid="00395837" officeooo:paragraph-rsid="00395837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5" style:family="paragraph" style:parent-style-name="Standard">
      <style:text-properties style:use-window-font-color="true" style:text-outline="false" style:text-line-through-style="none" style:font-name="Calibri" fo:font-size="11.5pt" fo:font-style="normal" fo:text-shadow="none" style:text-underline-style="none" fo:font-weight="normal" officeooo:rsid="003996d8" officeooo:paragraph-rsid="003996d8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6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Calibri" fo:font-size="11.5pt" fo:font-style="normal" fo:text-shadow="none" style:text-underline-style="none" fo:font-weight="normal" officeooo:rsid="003996d8" officeooo:paragraph-rsid="003acc9a" style:letter-kerning="true" style:font-name-asian="Tahoma" style:font-size-asian="11.5pt" style:font-style-asian="normal" style:font-weight-asian="normal" style:font-name-complex="Arial1" style:font-size-complex="11.5pt" style:font-style-complex="normal" style:text-emphasize="none"/>
    </style:style>
    <style:style style:name="P7" style:family="paragraph" style:parent-style-name="Table_20_Contents">
      <style:text-properties style:font-name="Calibri" fo:font-size="12pt" fo:font-style="normal" officeooo:rsid="00395837" officeooo:paragraph-rsid="00395837" style:font-size-asian="12pt" style:font-style-asian="normal" style:font-size-complex="12pt" style:font-style-complex="normal"/>
    </style:style>
    <style:style style:name="P8" style:family="paragraph" style:parent-style-name="Table_20_Contents">
      <style:text-properties style:font-name="Calibri" fo:font-size="12pt" fo:font-style="normal" officeooo:rsid="003996d8" officeooo:paragraph-rsid="003996d8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2pt" fo:font-weight="bold" officeooo:rsid="003be162" officeooo:paragraph-rsid="003be16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395837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1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2" style:family="paragraph" style:parent-style-name="Standard">
      <style:paragraph-properties fo:text-align="justify" style:justify-single-word="false"/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395837" officeooo:paragraph-rsid="00395837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4" style:family="paragraph" style:parent-style-name="Standard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17" style:family="paragraph" style:parent-style-name="Table_20_Contents">
      <style:text-properties style:font-name="Calibri" fo:font-size="12pt" fo:font-style="normal" officeooo:rsid="003be162" officeooo:paragraph-rsid="003be162" style:font-size-asian="12pt" style:font-style-asian="normal" style:font-size-complex="12pt" style:font-style-complex="normal"/>
    </style:style>
    <style:style style:name="T1" style:family="text">
      <style:text-properties fo:color="#ff0000"/>
    </style:style>
    <style:style style:name="T2" style:family="text">
      <style:text-properties fo:color="#ff0000" officeooo:rsid="00395837"/>
    </style:style>
    <style:style style:name="T3" style:family="text">
      <style:text-properties style:use-window-font-color="tru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officeooo:rsid="00395837"/>
    </style:style>
    <style:style style:name="T7" style:family="text">
      <style:text-properties fo:color="#008000"/>
    </style:style>
    <style:style style:name="T8" style:family="text">
      <style:text-properties fo:color="#666666"/>
    </style:style>
    <style:style style:name="T9" style:family="text">
      <style:text-properties fo:color="#666666" officeooo:rsid="001514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9">Sub routines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17">Defining a sub routine</text:p>
          </table:table-cell>
          <table:table-cell table:style-name="Tabelle2.A1" office:value-type="string">
            <text:p text:style-name="P14"><text:span text:style-name="T5">Sub</text:span> <text:span text:style-name="T4">name</text:span>(<text:span text:style-name="T4">param1</text:span>, <text:span text:style-name="T4">param2</text:span>, <text:span text:style-name="T4">…</text:span>)</text:p>
            <text:p text:style-name="P14"><text:s text:c="2"/><text:span text:style-name="T7">'Group of statements</text:span></text:p>
            <text:p text:style-name="P11">End Sub</text:p>
          </table:table-cell>
          <table:table-cell table:style-name="Tabelle2.A1" office:value-type="string">
            <text:p text:style-name="P12"><text:span text:style-name="T6">S</text:span>ub <text:span text:style-name="T3">Greet(name)</text:span></text:p>
            <text:p text:style-name="P15"><text:s text:c="2"/>MsgBox <text:span text:style-name="T9">"Hello "</text:span> &amp; name</text:p>
            <text:p text:style-name="P12">End Sub</text:p>
          </table:table-cell>
        </table:table-row>
        <table:table-row>
          <table:table-cell table:style-name="Tabelle2.A1" office:value-type="string">
            <text:p text:style-name="P17">Calling a sub routine</text:p>
          </table:table-cell>
          <table:table-cell table:style-name="Tabelle2.A1" office:value-type="string">
            <text:p text:style-name="P14"><text:span text:style-name="T4">name</text:span> <text:span text:style-name="T4">param1</text:span>, <text:span text:style-name="T4">param2, </text:span>...</text:p>
          </table:table-cell>
          <table:table-cell table:style-name="Tabelle2.A1" office:value-type="string">
            <text:p text:style-name="P15">Greet <text:span text:style-name="T9">"</text:span><text:span text:style-name="T8">Fred</text:span><text:span text:style-name="T9">"</text:span></text:p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9">Functions</text:p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17">Defining a function</text:p>
          </table:table-cell>
          <table:table-cell table:style-name="Tabelle1.A1" office:value-type="string">
            <text:p text:style-name="P14"><text:span text:style-name="T5">Function</text:span> <text:span text:style-name="T4">name</text:span>(<text:span text:style-name="T4">param1</text:span>, <text:span text:style-name="T4">param2</text:span>, <text:span text:style-name="T4">…</text:span>)</text:p>
            <text:p text:style-name="P14"><text:s text:c="2"/><text:span text:style-name="T7">'Group of statements</text:span></text:p>
            <text:p text:style-name="P11">End Function</text:p>
          </table:table-cell>
          <table:table-cell table:style-name="Tabelle1.A1" office:value-type="string">
            <text:p text:style-name="P12">Function <text:span text:style-name="T3">AddNumbers(a, b)</text:span></text:p>
            <text:p text:style-name="P15"><text:s text:c="2"/>AddNumbers = a + b</text:p>
            <text:p text:style-name="P12">End Sub</text:p>
          </table:table-cell>
        </table:table-row>
        <table:table-row>
          <table:table-cell table:style-name="Tabelle1.A1" office:value-type="string">
            <text:p text:style-name="P17">Calling a function</text:p>
          </table:table-cell>
          <table:table-cell table:style-name="Tabelle1.A1" office:value-type="string">
            <text:p text:style-name="P14">name(param1, param2, <text:span text:style-name="T4">...</text:span>)</text:p>
          </table:table-cell>
          <table:table-cell table:style-name="Tabelle1.A1" office:value-type="string">
            <text:p text:style-name="P16"><text:span text:style-name="T7">'Calls AddNumber and assigns the result to the variable result</text:span></text:p>
            <text:p text:style-name="P16">result = AddNumbers <text:span text:style-name="T1">2</text:span>, <text:span text:style-name="T1">3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5-08-03T16:28:47.862000000</dc:date>
    <meta:editing-duration>PT3H9M19S</meta:editing-duration>
    <meta:editing-cycles>32</meta:editing-cycles>
    <meta:generator>LibreOffice/4.1.3.2$Windows_x86 LibreOffice_project/70feb7d99726f064edab4605a8ab840c50ec57a</meta:generator>
    <meta:document-statistic meta:table-count="2" meta:image-count="0" meta:object-count="0" meta:page-count="1" meta:paragraph-count="23" meta:word-count="78" meta:character-count="468" meta:non-whitespace-character-count="405"/>
  </office:meta>
</office:document-meta>
</file>